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2"/>
    </style:style>
    <style:style style:name="P16" style:family="paragraph" style:parent-style-name="bullet2">
      <style:paragraph-properties fo:margin-top="0in" fo:margin-bottom="0.0138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ent-style-name="body">
      <style:paragraph-properties fo:orphans="2" fo:widows="2"/>
    </style:style>
    <style:style style:name="P20" style:family="paragraph" style:parent-style-name="Heading_20_3">
      <style:paragraph-properties fo:margin-top="0.0417in" fo:margin-bottom="0.0693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ent-style-name="Heading_20_2">
      <style:paragraph-properties fo:margin-top="0in" fo:margin-bottom="0.0555in" fo:orphans="2" fo:widows="2"/>
    </style:style>
    <style:style style:name="P23" style:family="paragraph" style:parent-style-name="code">
      <style:paragraph-properties fo:orphans="2" fo:widows="2"/>
    </style:style>
    <style:style style:name="P24"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25"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73291904" text:id="ct673291904">
          <text:insertion>
            <office:change-info>
              <dc:creator>Craig Russell</dc:creator>
              <dc:date>2012-10-11T20:46:00</dc:date>
            </office:change-info>
          </text:insertion>
        </text:changed-region>
        <text:changed-region xml:id="ct688493312" text:id="ct688493312">
          <text:insertion>
            <office:change-info>
              <dc:creator>Craig Russell</dc:creator>
              <dc:date>2012-10-11T20:47:00</dc:date>
            </office:change-info>
          </text:insertion>
        </text:changed-region>
        <text:changed-region xml:id="ct674200736" text:id="ct674200736">
          <text:insertion>
            <office:change-info>
              <dc:creator>Craig Russell</dc:creator>
              <dc:date>2012-10-11T20:48:00</dc:date>
            </office:change-info>
          </text:insertion>
        </text:changed-region>
        <text:changed-region xml:id="ct688487392" text:id="ct688487392">
          <text:insertion>
            <office:change-info>
              <dc:creator>Craig Russell</dc:creator>
              <dc:date>2012-10-11T20:49:00</dc:date>
            </office:change-info>
          </text:insertion>
        </text:changed-region>
        <text:changed-region xml:id="ct688465120" text:id="ct688465120">
          <text:insertion>
            <office:change-info>
              <dc:creator>Craig Russell</dc:creator>
              <dc:date>2012-10-11T20: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25"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6"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7"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8"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9"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0"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1"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2"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3"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4"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5"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6"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37" draw:name="Picture 79" draw:style-name="gr2" draw:text-style-name="P25" svg:width="2.7913in" svg:height="0.135in" svg:x="-2.3752in" svg:y="0in">
        <draw:image xlink:href="Pictures/2000000700000FB5000000C94FDA4EAC.wmf" xlink:type="simple" xlink:show="embed" xlink:actuate="onLoad">
          <text:p/>
        </draw:image>
      </draw:frame>
      <text:h text:style-name="P21" text:outline-level="1"><text:tab/><text:bookmark text:name="R-1032969"/>XML Metadata</text:h>
      <text:p text:style-name="P10"><text:bookmark text:name="_GoBack"/><draw:frame draw:style-name="fr1" draw:name="graphics1" text:anchor-type="as-char" svg:width="6.5in" svg:height="0.1346in" draw:z-index="38"><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text:alphabetical-index-mark-start text:id="IMark447325848" text:main-entry="true"/>orm<text:alphabetical-index-mark-end text:id="IMark447325848"/>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text:alphabetical-index-mark-start text:id="IMark447325848" text:main-entry="true"/>orm<text:alphabetical-index-mark-end text:id="IMark447325848"/> or package-mySQL.<text:alphabetical-index-mark-start text:id="IMark447325800" text:main-entry="true"/>orm<text:alphabetical-index-mark-end text:id="IMark447325800"/>. Similar to package.jdo, the package-mySQL.<text:alphabetical-index-mark-start text:id="IMark447325896" text:main-entry="true"/>orm<text:alphabetical-index-mark-end text:id="IMark447325896"/> file is located in one of the following directories: “META-INF”; “WEB-INF”; &lt;none&gt;, in which case the metadata file name is "package-mySQL.<text:alphabetical-index-mark-start text:id="IMark447325944" text:main-entry="true"/>orm<text:alphabetical-index-mark-end text:id="IMark447325944"/>" with no directory; <text:soft-page-break/>“&lt;package&gt;/.../&lt;package&gt;”, in which case the metadata directory name is the partial or full package name with “package-mySQL.<text:alphabetical-index-mark-start text:id="IMark447326280" text:main-entry="true"/>orm<text:alphabetical-index-mark-end text:id="IMark447326280"/>” as the file name. If mapping metadata is for only one class, the name of the file is &lt;package&gt;/.../&lt;package&gt;/&lt;class-name&gt;-mySQL.<text:alphabetical-index-mark-start text:id="IMark447326136" text:main-entry="true"/>orm<text:alphabetical-index-mark-end text:id="IMark447326136"/>.</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text:alphabetical-index-mark-start text:id="IMark447326136" text:main-entry="true"/>orm<text:alphabetical-index-mark-end text:id="IMark447326136"/>, WEB-INF/package-mySQL.<text:alphabetical-index-mark-start text:id="IMark447326280" text:main-entry="true"/>orm<text:alphabetical-index-mark-end text:id="IMark447326280"/>, package-mySQL.<text:alphabetical-index-mark-start text:id="IMark447325944" text:main-entry="true"/>orm<text:alphabetical-index-mark-end text:id="IMark447325944"/>, &lt;package&gt;/.../&lt;package&gt;/package-mySQL.<text:alphabetical-index-mark-start text:id="IMark447325896" text:main-entry="true"/>orm<text:alphabetical-index-mark-end text:id="IMark447325896"/>, and &lt;package&gt;/.../&lt;package&gt;/&lt;class-name&gt;-mySQL.<text:alphabetical-index-mark-start text:id="IMark447325800" text:main-entry="true"/>orm<text:alphabetical-index-mark-end text:id="IMark44732580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text:alphabetical-index-mark-start text:id="IMark447325800" text:main-entry="true"/>Inner class<text:alphabetical-index-mark-end text:id="IMark447325800"/>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7"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text:alphabetical-index-mark-start text:id="IMark447325896" text:main-entry="true"/>orm<text:alphabetical-index-mark-end text:id="IMark447325896"/>, package, class, and interface elements, and specify the catalog and schema to be used when defining and using schema. If declared at the jdo, <text:alphabetical-index-mark-start text:id="IMark447325800" text:main-entry="true"/>orm<text:alphabetical-index-mark-end text:id="IMark447325800"/>, package, class or interface level, it specifies the catalog and/or schema to be used as the default for tables contained therein. </text:p>
      <text:p text:style-name="P11"><draw:frame draw:style-name="fr1" draw:name="1" text:anchor-type="as-char" svg:width="2.7917in" svg:height="0.1346in" draw:z-index="1"><draw:image xlink:href="Pictures/2000000700000FB5000000C94FDA4EAC.wmf" xlink:type="simple" xlink:show="embed" xlink:actuate="onLoad"/></draw:frame></text:p>
      <text:h text:style-name="P22" text:outline-level="2"><text:tab/><text:alphabetical-index-mark-start text:id="IMark447325800" text:main-entry="true"/>ELEMENT jdo<text:alphabetical-index-mark-end text:id="IMark447325800"/></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2"><draw:image xlink:href="Pictures/2000000700000FB5000000C94FDA4EAC.wmf" xlink:type="simple" xlink:show="embed" xlink:actuate="onLoad"/></draw:frame></text:p>
      <text:h text:style-name="P22" text:outline-level="2"><text:tab/><text:alphabetical-index-mark-start text:id="IMark447325800" text:main-entry="true"/>ELEMENT package<text:alphabetical-index-mark-end text:id="IMark447325800"/></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3"><draw:image xlink:href="Pictures/2000000700000FB5000000C94FDA4EAC.wmf" xlink:type="simple" xlink:show="embed" xlink:actuate="onLoad"/></draw:frame></text:p>
      <text:h text:style-name="P22" text:outline-level="2"><text:tab/><text:alphabetical-index-mark-start text:id="IMark447325800" text:main-entry="true"/>ELEMENT interface<text:alphabetical-index-mark-end text:id="IMark447325800"/></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text:alphabetical-index-mark-start text:id="IMark447325800" text:main-entry="true"/>attribute <text:span text:style-name="T1">name</text:span><text:alphabetical-index-mark-end text:id="IMark447325800"/>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text:alphabetical-index-mark-start text:id="IMark447325800" text:main-entry="true"/>inheritance<text:alphabetical-index-mark-end text:id="IMark447325800"/>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4"><draw:image xlink:href="Pictures/2000000700000FB5000000C94FDA4EAC.wmf" xlink:type="simple" xlink:show="embed" xlink:actuate="onLoad"/></draw:frame></text:p>
      <text:h text:style-name="P22" text:outline-level="2"><text:tab/><text:alphabetical-index-mark-start text:id="IMark447325944" text:main-entry="true"/>ELEMENT column<text:alphabetical-index-mark-end text:id="IMark447325944"/></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alphabetical-index-mark-start text:id="IMark447325944" text:main-entry="true"/><text:span text:style-name="T1">jdbc-type</text:span><text:alphabetical-index-mark-end text:id="IMark44732594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alphabetical-index-mark-start text:id="IMark447325944" text:main-entry="true"/><text:span text:style-name="T1">jdbc-type</text:span><text:alphabetical-index-mark-end text:id="IMark44732594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text:alphabetical-index-mark-start text:id="IMark447325944" text:main-entry="true"/>jdbc-type<text:alphabetical-index-mark-end text:id="IMark447325944"/> for the column mapped to the key (Integer) will default to INTEGER, whereas there is no default <text:alphabetical-index-mark-start text:id="IMark447325800" text:main-entry="true"/>jdbc-type<text:alphabetical-index-mark-end text:id="IMark447325800"/> for the column mapped to the value (Employee). </text:p>
      <text:p text:style-name="P12"/>
      <text:p text:style-name="P8"> </text:p>
      <text:p text:style-name="P3">Table 8: Default <text:alphabetical-index-mark-start text:id="IMark447325800" text:main-entry="true"/>jdbc-type<text:alphabetical-index-mark-end text:id="IMark447325800"/></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447326232" text:main-entry="true"/>jdbc-type<text:alphabetical-index-mark-end text:id="IMark447326232"/></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alphabetical-index-mark-start text:id="IMark447309220" text:main-entry="true"/><text:span text:style-name="T1">jdbc-type</text:span><text:alphabetical-index-mark-end text:id="IMark447309220"/> attribute based on the field type is sufficient. For cases where this information is used to create datastore schema, the jdo implementation is free to map the column type suitable for the datastore being used based on the specified <text:alphabetical-index-mark-start text:id="IMark447309268" text:main-entry="true"/><text:span text:style-name="T1">jdbc-type</text:span><text:alphabetical-index-mark-end text:id="IMark447309268"/> , <text:alphabetical-index-mark-start text:id="IMark447308404" text:main-entry="true"/><text:span text:style-name="T1">length</text:span><text:alphabetical-index-mark-end text:id="IMark447308404"/>, and <text:alphabetical-index-mark-start text:id="IMark447309556" text:main-entry="true"/><text:span text:style-name="T1">scale</text:span><text:alphabetical-index-mark-end text:id="IMark447309556"/>. </text:p>
      <text:p text:style-name="P12">The <text:alphabetical-index-mark-start text:id="IMark447309556" text:main-entry="true"/><text:span text:style-name="T1">sql-type</text:span><text:alphabetical-index-mark-end text:id="IMark447309556"/> attribute declares the type of the column in the database. This type is database-specific and should only be used where the user needs more explicit control over the mapping. Normally, the combination of <text:alphabetical-index-mark-start text:id="IMark447309460" text:main-entry="true"/><text:span text:style-name="T1">jdbc-type</text:span><text:alphabetical-index-mark-end text:id="IMark447309460"/>. <text:alphabetical-index-mark-start text:id="IMark447308404" text:main-entry="true"/><text:span text:style-name="T1">length</text:span><text:alphabetical-index-mark-end text:id="IMark447308404"/>, and <text:alphabetical-index-mark-start text:id="IMark447309268" text:main-entry="true"/><text:span text:style-name="T1">scale</text:span><text:alphabetical-index-mark-end text:id="IMark447309268"/> are sufficient for the JDO implementation to calculate the <text:alphabetical-index-mark-start text:id="IMark447309220" text:main-entry="true"/><text:span text:style-name="T1">sql-type</text:span><text:alphabetical-index-mark-end text:id="IMark447309220"/>.</text:p>
      <text:p text:style-name="P12">The <text:alphabetical-index-mark-start text:id="IMark447309220" text:main-entry="true"/><text:span text:style-name="T1">length</text:span><text:alphabetical-index-mark-end text:id="IMark44730922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alphabetical-index-mark-start text:id="IMark447309268" text:main-entry="true"/><text:span text:style-name="T1">scale</text:span><text:alphabetical-index-mark-end text:id="IMark447309268"/> attribute declares the <text:alphabetical-index-mark-start text:id="IMark447309220" text:main-entry="true"/>scale<text:alphabetical-index-mark-end text:id="IMark447309220"/> of the numeric representation in the database. The default is 0.</text:p>
      <text:p text:style-name="P12">The <text:alphabetical-index-mark-start text:id="IMark447309220" text:main-entry="true"/><text:span text:style-name="T1">allows-null</text:span><text:alphabetical-index-mark-end text:id="IMark44730922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alphabetical-index-mark-start text:id="IMark447308404" text:main-entry="true"/><text:span text:style-name="T1">insert-value</text:span><text:alphabetical-index-mark-end text:id="IMark44730840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alphabetical-index-mark-start text:id="IMark447308404" text:main-entry="true"/><text:span text:style-name="T1">default-value</text:span><text:alphabetical-index-mark-end text:id="IMark447308404"/> attribute specifies the database-assigned default value for the column if no value is explicitly assigned to the column on insert. <text:s/>Implementations might use the value of this attribute to set the appropriate column default when generating schema.<text:change-start text:change-id="ct673291904"/></text:p>
      <text:p text:style-name="P12">The <text:span text:style-name="T7">position</text:span> attribute specifies the relative po<text:change-end text:change-id="ct673291904"/><text:change-start text:change-id="ct688493312"/>sition of the column when generating schema for the table. Columns are defined in the order as specified by the position attribute, with 0 being the first column defined. <text:change-end text:change-id="ct688493312"/><text:change-start text:change-id="ct674200736"/>Columns with no position attribute (default, or with a value of -1), are defined <text:change-end text:change-id="ct674200736"/><text:change-start text:change-id="ct688487392"/>at the end of the table. Columns with the same position attribute are defined together but with an arbitrary relative position. <text:change-end text:change-id="ct688487392"/></text:p>
      <text:p text:style-name="P11"><draw:frame draw:style-name="fr1" draw:name="5" text:anchor-type="as-char" svg:width="2.7917in" svg:height="0.1346in" draw:z-index="5"><draw:image xlink:href="Pictures/2000000700000FB5000000C94FDA4EAC.wmf" xlink:type="simple" xlink:show="embed" xlink:actuate="onLoad"/></draw:frame></text:p>
      <text:h text:style-name="P22" text:outline-level="2"><text:tab/><text:alphabetical-index-mark-start text:id="IMark447309220" text:main-entry="true"/>ELEMENT class<text:alphabetical-index-mark-end text:id="IMark447309220"/></text:h>
      <text:p text:style-name="P12">The <text:span text:style-name="T3">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alphabetical-index-mark-start text:id="IMark447309220" text:main-entry="true"/><text:span text:style-name="T1">embedded</text:span><text:alphabetical-index-mark-end text:id="IMark447309220"/><text:span text:style-name="T1">-only</text:span> attribute declares whether instances of this class are permitted to exist as first-class instances in the datastore. A value of “true” means that instances can only be <text:alphabetical-index-mark-start text:id="IMark447309268" text:main-entry="true"/>embedded<text:alphabetical-index-mark-end text:id="IMark447309268"/>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text:alphabetical-index-mark-start text:id="IMark447309460" text:main-entry="true"/>inheritance<text:alphabetical-index-mark-end text:id="IMark447309460"/> hierarchy corresponding to the <text:alphabetical-index-mark-start text:id="IMark447309268" text:main-entry="true"/>inheritance<text:alphabetical-index-mark-end text:id="IMark447309268"/>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text:alphabetical-index-mark-start text:id="IMark447309268" text:main-entry="true"/>insert-value<text:alphabetical-index-mark-end text:id="IMark447309268"/>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20" text:outline-level="3"><text:alphabetical-index-mark-start text:id="IMark689565320" text:main-entry="true"/>ELEMENT datastore-identity<text:alphabetical-index-mark-end text:id="IMark689565320"/></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20" text:outline-level="3"><text:alphabetical-index-mark-start text:id="IMark447309460" text:main-entry="true"/>ELEMENT version<text:alphabetical-index-mark-end text:id="IMark447309460"/></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6"><draw:image xlink:href="Pictures/2000000700000FB5000000C94FDA4EAC.wmf" xlink:type="simple" xlink:show="embed" xlink:actuate="onLoad"/></draw:frame></text:p>
      <text:h text:style-name="P22" text:outline-level="2"><text:alphabetical-index-mark-start text:id="IMark689565320" text:main-entry="true"/>ELEMENT primary-key<text:alphabetical-index-mark-end text:id="IMark689565320"/></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text:alphabetical-index-mark-start text:id="IMark689565320" text:main-entry="true"/>inheritance<text:alphabetical-index-mark-end text:id="IMark689565320"/> strategy with a join to the superclass table, the primary-key element is put at the class level and not in the join element of the <text:alphabetical-index-mark-start text:id="IMark447309460" text:main-entry="true"/>inheritance<text:alphabetical-index-mark-end text:id="IMark447309460"/> element.</text:p>
      <text:p text:style-name="P11"><draw:frame draw:style-name="fr1" draw:name="7" text:anchor-type="as-char" svg:width="2.7917in" svg:height="0.1346in" draw:z-index="7"><draw:image xlink:href="Pictures/2000000700000FB5000000C94FDA4EAC.wmf" xlink:type="simple" xlink:show="embed" xlink:actuate="onLoad"/></draw:frame></text:p>
      <text:h text:style-name="P22" text:outline-level="2"><text:tab/><text:alphabetical-index-mark-start text:id="IMark447309460" text:main-entry="true"/>ELEMENT join<text:alphabetical-index-mark-end text:id="IMark447309460"/></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text:soft-page-break/><draw:frame draw:style-name="fr1" draw:name="8" text:anchor-type="as-char" svg:width="2.7917in" svg:height="0.1346in" draw:z-index="8"><draw:image xlink:href="Pictures/2000000700000FB5000000C94FDA4EAC.wmf" xlink:type="simple" xlink:show="embed" xlink:actuate="onLoad"/></draw:frame></text:p>
      <text:h text:style-name="P22" text:outline-level="2"><text:tab/><text:alphabetical-index-mark-start text:id="IMark447309460" text:main-entry="true"/>ELEMENT <text:alphabetical-index-mark-start text:id="IMark689565320" text:main-entry="true"/>inheritance<text:alphabetical-index-mark-end text:id="IMark689565320"/> <text:alphabetical-index-mark-end text:id="IMark447309460"/></text:h>
      <text:p text:style-name="P12">The <text:alphabetical-index-mark-start text:id="IMark447309460" text:main-entry="true"/><text:span text:style-name="T1">inheritance</text:span><text:alphabetical-index-mark-end text:id="IMark447309460"/> element declares the mapping for <text:alphabetical-index-mark-start text:id="IMark689565320" text:main-entry="true"/>inheritance<text:alphabetical-index-mark-end text:id="IMark689565320"/>. </text:p>
      <text:p text:style-name="P12">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689565320" text:main-entry="true"/>inheritance<text:alphabetical-index-mark-end text:id="IMark689565320"/>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689565320" text:main-entry="true"/>inheritance<text:alphabetical-index-mark-end text:id="IMark689565320"/> hierarchy.</text:p>
      <text:p text:style-name="P11"><draw:frame draw:style-name="fr1" draw:name="9" text:anchor-type="as-char" svg:width="2.7917in" svg:height="0.1346in" draw:z-index="9"><draw:image xlink:href="Pictures/2000000700000FB5000000C94FDA4EAC.wmf" xlink:type="simple" xlink:show="embed" xlink:actuate="onLoad"/></draw:frame></text:p>
      <text:h text:style-name="P22" text:outline-level="2"><text:tab/><text:alphabetical-index-mark-start text:id="IMark689565320" text:main-entry="true"/>ELEMENT discriminator<text:alphabetical-index-mark-end text:id="IMark689565320"/></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10"><draw:image xlink:href="Pictures/2000000700000FB5000000C94FDA4EAC.wmf" xlink:type="simple" xlink:show="embed" xlink:actuate="onLoad"/></draw:frame></text:p>
      <text:h text:style-name="P22" text:outline-level="2"><text:tab/><text:alphabetical-index-mark-start text:id="IMark447309460" text:main-entry="true"/>ELEMENT implements<text:alphabetical-index-mark-end text:id="IMark447309460"/></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text:alphabetical-index-mark-start text:id="IMark689565320" text:main-entry="true"/>attribute <text:span text:style-name="T1">name</text:span><text:alphabetical-index-mark-end text:id="IMark689565320"/>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11"><draw:image xlink:href="Pictures/2000000700000FB5000000C94FDA4EAC.wmf" xlink:type="simple" xlink:show="embed" xlink:actuate="onLoad"/></draw:frame></text:p>
      <text:h text:style-name="P22" text:outline-level="2"><text:tab/><text:alphabetical-index-mark-start text:id="IMark689565320" text:main-entry="true"/>ELEMENT foreign-key<text:alphabetical-index-mark-end text:id="IMark689565320"/></text:h>
      <text:p text:style-name="P12">The <text:span text:style-name="T1">foreign-key</text:span> element specifies characteristics of a foreign key associated with the containing join, field, key, value, or element.</text:p>
      <text:p text:style-name="P12"><text:soft-page-break/>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20" text:outline-level="3"><text:alphabetical-index-mark-start text:id="IMark447309220" text:main-entry="true"/>ATTRIBUTE update-action<text:alphabetical-index-mark-end text:id="IMark447309220"/></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0" text:outline-level="3"><text:alphabetical-index-mark-start text:id="IMark447309220" text:main-entry="true"/>ATTRIBUTE delete-action<text:alphabetical-index-mark-end text:id="IMark447309220"/></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0" text:outline-level="3"><text:alphabetical-index-mark-start text:id="IMark447309220" text:main-entry="true"/>ATTRIBUTE deferred<text:alphabetical-index-mark-end text:id="IMark447309220"/></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20" text:outline-level="3"><text:alphabetical-index-mark-start text:id="IMark689565320" text:main-entry="true"/>ATTRIBUTE name<text:alphabetical-index-mark-end text:id="IMark689565320"/></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12"><draw:image xlink:href="Pictures/2000000700000FB5000000C94FDA4EAC.wmf" xlink:type="simple" xlink:show="embed" xlink:actuate="onLoad"/></draw:frame></text:p>
      <text:h text:style-name="P22" text:outline-level="2"><text:tab/><text:alphabetical-index-mark-start text:id="IMark447309220" text:main-entry="true"/>ELEMENT unique<text:alphabetical-index-mark-end text:id="IMark447309220"/></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13"><draw:image xlink:href="Pictures/2000000700000FB5000000C94FDA4EAC.wmf" xlink:type="simple" xlink:show="embed" xlink:actuate="onLoad"/></draw:frame></text:p>
      <text:h text:style-name="P22" text:outline-level="2"><text:tab/><text:alphabetical-index-mark-start text:id="IMark447309220" text:main-entry="true"/>ELEMENT index<text:alphabetical-index-mark-end text:id="IMark447309220"/></text:h>
      <text:p text:style-name="P12">The <text:span text:style-name="T1">index</text:span> element specifies characteristics of an index associated with the containing join, field, key, value, or element.</text:p>
      <text:p text:style-name="P12"><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draw:frame draw:style-name="fr1" draw:name="14" text:anchor-type="as-char" svg:width="2.7917in" svg:height="0.1346in" draw:z-index="14"><draw:image xlink:href="Pictures/2000000700000FB5000000C94FDA4EAC.wmf" xlink:type="simple" xlink:show="embed" xlink:actuate="onLoad"/></draw:frame></text:p>
      <text:h text:style-name="P22" text:outline-level="2"><text:tab/><text:alphabetical-index-mark-start text:id="IMark447309220" text:main-entry="true"/>ELEMENT property<text:alphabetical-index-mark-end text:id="IMark447309220"/></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15"><draw:image xlink:href="Pictures/2000000700000FB5000000C94FDA4EAC.wmf" xlink:type="simple" xlink:show="embed" xlink:actuate="onLoad"/></draw:frame></text:p>
      <text:h text:style-name="P22" text:outline-level="2"><text:tab/><text:alphabetical-index-mark-start text:id="IMark689565320" text:main-entry="true"/>ELEMENT field<text:alphabetical-index-mark-end text:id="IMark689565320"/></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7" text:outline-level="4"><text:soft-page-break/><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18" text:outline-level="4"><text:tab/><text:tab/><text:alphabetical-index-mark-start text:id="IMark689565320" text:main-entry="true"/>Embedded<text:alphabetical-index-mark-end text:id="IMark689565320"/></text:h>
      <text:p text:style-name="P12">The <text:alphabetical-index-mark-start text:id="IMark689565320" text:main-entry="true"/><text:span text:style-name="T1">embedded</text:span><text:alphabetical-index-mark-end text:id="IMark689565320"/>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447309220" text:main-entry="true"/><text:span text:style-name="T1">embedded</text:span><text:alphabetical-index-mark-end text:id="IMark447309220"/><text:span text:style-name="T1">="true"</text:span> imply containment. That is, the <text:alphabetical-index-mark-start text:id="IMark447309460" text:main-entry="true"/>embedded<text:alphabetical-index-mark-end text:id="IMark447309460"/> instances have no independent existence in the datastore and have no <text:span text:style-name="T1">Extent</text:span> representation. </text:p>
      <text:p text:style-name="P12">For relational mapping, the <text:alphabetical-index-mark-start text:id="IMark447309412" text:main-entry="true"/>embedded<text:alphabetical-index-mark-end text:id="IMark44730941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447309460" text:main-entry="true"/>embedded<text:alphabetical-index-mark-end text:id="IMark447309460"/> or not, using <text:alphabetical-index-mark-start text:id="IMark447309220" text:main-entry="true"/><text:span text:style-name="T1">embedded</text:span><text:alphabetical-index-mark-end text:id="IMark447309220"/><text:span text:style-name="T1">-element</text:span>, <text:alphabetical-index-mark-start text:id="IMark689565320" text:main-entry="true"/><text:span text:style-name="T1">embedded</text:span><text:alphabetical-index-mark-end text:id="IMark689565320"/><text:span text:style-name="T1">-key</text:span>, and <text:alphabetical-index-mark-start text:id="IMark447309268" text:main-entry="true"/><text:span text:style-name="T1">embedded</text:span><text:alphabetical-index-mark-end text:id="IMark447309268"/><text:span text:style-name="T1">-value</text:span> attributes of the <text:span text:style-name="T1">collection</text:span>, <text:span text:style-name="T1">array</text:span>, and <text:span text:style-name="T1">map</text:span> elements. </text:p>
      <text:p text:style-name="P12"><text:alphabetical-index-mark-start text:id="IMark447309268" text:main-entry="true"/><text:span text:style-name="T1">Embedded</text:span><text:alphabetical-index-mark-end text:id="IMark447309268"/><text:span text:style-name="T1">-element</text:span>, <text:alphabetical-index-mark-start text:id="IMark689565320" text:main-entry="true"/><text:span text:style-name="T1">embedded</text:span><text:alphabetical-index-mark-end text:id="IMark689565320"/><text:span text:style-name="T1">-key</text:span>, and <text:alphabetical-index-mark-start text:id="IMark447309220" text:main-entry="true"/><text:span text:style-name="T1">embedded</text:span><text:alphabetical-index-mark-end text:id="IMark447309220"/><text:span text:style-name="T1">-value</text:span> apply to the storage of the element, key, and value instances contained in the collection, array, or map. Similar to the <text:alphabetical-index-mark-start text:id="IMark447309556" text:main-entry="true"/><text:span text:style-name="T1">embedded</text:span><text:alphabetical-index-mark-end text:id="IMark447309556"/>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447309460" text:main-entry="true"/><text:span text:style-name="T1">embedded</text:span><text:alphabetical-index-mark-end text:id="IMark447309460"/> element contained in the <text:span text:style-name="T1">element</text:span>, <text:span text:style-name="T1">key</text:span>, and <text:span text:style-name="T1">value</text:span> elements. Like the <text:alphabetical-index-mark-start text:id="IMark447309412" text:main-entry="true"/><text:span text:style-name="T1">embedded</text:span><text:alphabetical-index-mark-end text:id="IMark447309412"/> attribute, usually <text:alphabetical-index-mark-start text:id="IMark447308452" text:main-entry="true"/><text:span text:style-name="T1">embedded</text:span><text:alphabetical-index-mark-end text:id="IMark447308452"/><text:span text:style-name="T1">-element</text:span>, <text:alphabetical-index-mark-start text:id="IMark447325800" text:main-entry="true"/><text:span text:style-name="T1">embedded</text:span><text:alphabetical-index-mark-end text:id="IMark447325800"/><text:span text:style-name="T1">-key</text:span>, and <text:alphabetical-index-mark-start text:id="IMark447325944" text:main-entry="true"/><text:span text:style-name="T1">embedded</text:span><text:alphabetical-index-mark-end text:id="IMark447325944"/><text:span text:style-name="T1">-value</text:span> will default appropriately and need not be specified.</text:p>
      <text:p text:style-name="P12">The <text:alphabetical-index-mark-start text:id="IMark447325800" text:main-entry="true"/><text:span text:style-name="T1">embedded</text:span><text:alphabetical-index-mark-end text:id="IMark447325800"/>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alphabetical-index-mark-start text:id="IMark593404440" text:main-entry="true"/><text:span text:style-name="T1">embedded</text:span><text:alphabetical-index-mark-end text:id="IMark593404440"/><text:span text:style-name="T1">="true"</text:span>are mutually exclusive.</text:p>
      <text:p text:style-name="P12">A portable application must not assign instances of mutable classes to multiple <text:alphabetical-index-mark-start text:id="IMark593387812" text:main-entry="true"/>embedded<text:alphabetical-index-mark-end text:id="IMark593387812"/> fields, and must not compare values of these fields using Java identity (“<text:span text:style-name="T1">f1==f2</text:span>”). </text:p>
      <text:p text:style-name="P12">The <text:alphabetical-index-mark-start text:id="IMark593404440" text:main-entry="true"/><text:span text:style-name="T1">embedded</text:span><text:alphabetical-index-mark-end text:id="IMark593404440"/> element is used to specify the field mappings for <text:alphabetical-index-mark-start text:id="IMark593387812" text:main-entry="true"/>embedded<text:alphabetical-index-mark-end text:id="IMark593387812"/> persistence-capable types.</text:p>
      <text:p text:style-name="P12"><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alphabetical-index-mark-start text:id="IMark593404440" text:main-entry="true"/><text:span text:style-name="T1">embedded</text:span><text:alphabetical-index-mark-end text:id="IMark593404440"/><text:span text:style-name="T1">="true"</text:span> is specified. </text:p>
      <text:p text:style-name="P12">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7" text:outline-level="4"><text:tab/><text:tab/><text:alphabetical-index-mark-start text:id="IMark689297272" text:main-entry="true"/>Column Mapping<text:alphabetical-index-mark-end text:id="IMark689297272"/></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text:soft-page-break/>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17"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0" text:outline-level="3"><text:alphabetical-index-mark-start text:id="IMark593404440" text:main-entry="true"/>ELEMENT collection<text:alphabetical-index-mark-end text:id="IMark593404440"/></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93404440" text:main-entry="true"/>Inner class<text:alphabetical-index-mark-end text:id="IMark59340444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alphabetical-index-mark-start text:id="IMark593387812" text:main-entry="true"/><text:span text:style-name="T1">embedded</text:span><text:alphabetical-index-mark-end text:id="IMark593387812"/><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93404440" text:main-entry="true"/><text:span text:style-name="T1">element</text:span> element<text:alphabetical-index-mark-end text:id="IMark593404440"/> contains the <text:alphabetical-index-mark-start text:id="IMark689297272" text:main-entry="true"/><text:span text:style-name="T1">embedded</text:span><text:alphabetical-index-mark-end text:id="IMark689297272"/> element specifying the <text:alphabetical-index-mark-start text:id="IMark593407320" text:main-entry="true"/>embedded<text:alphabetical-index-mark-end text:id="IMark593407320"/> mapping of the element.</text:p>
      <text:p text:style-name="P12">The <text:alphabetical-index-mark-start text:id="IMark593407320" text:main-entry="true"/>embedded<text:alphabetical-index-mark-end text:id="IMark593407320"/> treatment of the collection instance itself is governed by the <text:alphabetical-index-mark-start text:id="IMark689297272" text:main-entry="true"/><text:span text:style-name="T1">embedded</text:span><text:alphabetical-index-mark-end text:id="IMark689297272"/> attribute of the <text:span text:style-name="T1">field</text:span> element.</text:p>
      <text:p text:style-name="P12"><text:soft-page-break/>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alphabetical-index-mark-start text:id="IMark593387812" text:main-entry="true"/><text:span text:style-name="T1">element</text:span> element<text:alphabetical-index-mark-end text:id="IMark593387812"/>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alphabetical-index-mark-start text:id="IMark593407320" text:main-entry="true"/><text:span text:style-name="T1">embedded</text:span><text:alphabetical-index-mark-end text:id="IMark593407320"/><text:span text:style-name="T1">-element="true"</text:span>are mutually exclusive.</text:p>
      <text:h text:style-name="P20" text:outline-level="3"><text:alphabetical-index-mark-start text:id="IMark593387812" text:main-entry="true"/>ELEMENT map<text:alphabetical-index-mark-end text:id="IMark593387812"/></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text:alphabetical-index-mark-start text:id="IMark593407320" text:main-entry="true"/>element <text:span text:style-name="T1">collection</text:span><text:alphabetical-index-mark-end text:id="IMark593407320"/>.</text:p>
      <text:p text:style-name="P12">The <text:alphabetical-index-mark-start text:id="IMark593407320" text:main-entry="true"/><text:span text:style-name="T1">embedded</text:span><text:alphabetical-index-mark-end text:id="IMark593407320"/><text:span text:style-name="T1">-key</text:span> and <text:alphabetical-index-mark-start text:id="IMark593387812" text:main-entry="true"/><text:span text:style-name="T1">embedded</text:span><text:alphabetical-index-mark-end text:id="IMark59338781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689297272" text:main-entry="true"/><text:span text:style-name="T1">embedded</text:span><text:alphabetical-index-mark-end text:id="IMark689297272"/> element specifying the <text:alphabetical-index-mark-start text:id="IMark593404440" text:main-entry="true"/>embedded<text:alphabetical-index-mark-end text:id="IMark593404440"/>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alphabetical-index-mark-start text:id="IMark593404440" text:main-entry="true"/><text:span text:style-name="T1">embedded</text:span><text:alphabetical-index-mark-end text:id="IMark593404440"/><text:span text:style-name="T1">-key="true"</text:span>are mutually exclusive.</text:p>
      <text:p text:style-name="P12">The <text:alphabetical-index-mark-start text:id="IMark689297272" text:main-entry="true"/>embedded<text:alphabetical-index-mark-end text:id="IMark689297272"/> treatment of the map instance itself is governed by the <text:alphabetical-index-mark-start text:id="IMark593404440" text:main-entry="true"/><text:span text:style-name="T1">embedded</text:span><text:alphabetical-index-mark-end text:id="IMark593404440"/>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alphabetical-index-mark-start text:id="IMark593387812" text:main-entry="true"/><text:span text:style-name="T1">embedded</text:span><text:alphabetical-index-mark-end text:id="IMark593387812"/><text:span text:style-name="T1">-value="true"</text:span>are mutually exclusive.</text:p>
      <text:h text:style-name="P20" text:outline-level="3"><text:alphabetical-index-mark-start text:id="IMark593404440" text:main-entry="true"/>ELEMENT array<text:alphabetical-index-mark-end text:id="IMark593404440"/></text:h>
      <text:p text:style-name="P12">This element specifies the treatment of array typed fields. The default persistence-modifier for array typed fields is based on the Java type of the component and modifiers of the field, according to the rules in section 18.10.</text:p>
      <text:p text:style-name="P12"><text:soft-page-break/>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93404440" text:main-entry="true"/>element <text:span text:style-name="T1">collection</text:span><text:alphabetical-index-mark-end text:id="IMark593404440"/>.</text:p>
      <text:p text:style-name="P12">The <text:alphabetical-index-mark-start text:id="IMark593404440" text:main-entry="true"/><text:span text:style-name="T1">embedded</text:span><text:alphabetical-index-mark-end text:id="IMark59340444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689297272" text:main-entry="true"/><text:span text:style-name="T1">element</text:span> element<text:alphabetical-index-mark-end text:id="IMark689297272"/> contains the <text:alphabetical-index-mark-start text:id="IMark593387812" text:main-entry="true"/><text:span text:style-name="T1">embedded</text:span><text:alphabetical-index-mark-end text:id="IMark593387812"/> element specifying the <text:alphabetical-index-mark-start text:id="IMark593407320" text:main-entry="true"/>embedded<text:alphabetical-index-mark-end text:id="IMark593407320"/>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alphabetical-index-mark-start text:id="IMark593387812" text:main-entry="true"/><text:span text:style-name="T1">embedded</text:span><text:alphabetical-index-mark-end text:id="IMark593387812"/><text:span text:style-name="T1">-element="true"</text:span>are mutually exclusive.</text:p>
      <text:p text:style-name="P12">The <text:alphabetical-index-mark-start text:id="IMark593407320" text:main-entry="true"/>embedded<text:alphabetical-index-mark-end text:id="IMark593407320"/> treatment of the array instance itself is governed by the <text:alphabetical-index-mark-start text:id="IMark593387812" text:main-entry="true"/><text:span text:style-name="T1">embedded</text:span><text:alphabetical-index-mark-end text:id="IMark593387812"/> attribute of the <text:span text:style-name="T1">field</text:span> element.</text:p>
      <text:h text:style-name="P20" text:outline-level="3"><text:alphabetical-index-mark-start text:id="IMark593404440" text:main-entry="true"/>ELEMENT <text:alphabetical-index-mark-start text:id="IMark593387812" text:main-entry="true"/>embedded<text:alphabetical-index-mark-end text:id="IMark593387812"/><text:alphabetical-index-mark-end text:id="IMark593404440"/></text:h>
      <text:p text:style-name="P12">The <text:alphabetical-index-mark-start text:id="IMark593404440" text:main-entry="true"/><text:span text:style-name="T1">embedded</text:span><text:alphabetical-index-mark-end text:id="IMark593404440"/> element specifies the mapping for an <text:alphabetical-index-mark-start text:id="IMark593387812" text:main-entry="true"/>embedded<text:alphabetical-index-mark-end text:id="IMark593387812"/> type. It contains multiple field and property elements, one for each field and property in the type.</text:p>
      <text:p text:style-name="P12">The <text:span text:style-name="T1">null-indicator-column</text:span> attribute optionally identifies the name of the column used to indicate whether the <text:alphabetical-index-mark-start text:id="IMark593387812" text:main-entry="true"/>embedded<text:alphabetical-index-mark-end text:id="IMark593387812"/> instance is null. By default, if the value of this column is null, then the <text:alphabetical-index-mark-start text:id="IMark593404440" text:main-entry="true"/>embedded<text:alphabetical-index-mark-end text:id="IMark593404440"/> instance is null. This column might be mapped to a field or property of the <text:alphabetical-index-mark-start text:id="IMark689297272" text:main-entry="true"/>embedded<text:alphabetical-index-mark-end text:id="IMark689297272"/> instance but might be a synthetic column for the sole purpose of indicating a null reference.</text:p>
      <text:p text:style-name="P12">The <text:span text:style-name="T1">null-indicator-value</text:span> attribute specifies the value to indicate that the <text:alphabetical-index-mark-start text:id="IMark689297272" text:main-entry="true"/>embedded<text:alphabetical-index-mark-end text:id="IMark689297272"/> instance is null. This is only used for non-nullable columns.</text:p>
      <text:p text:style-name="P12">If <text:span text:style-name="T1">null-indicator-column</text:span> is omitted, then the <text:alphabetical-index-mark-start text:id="IMark689297272" text:main-entry="true"/>embedded<text:alphabetical-index-mark-end text:id="IMark689297272"/> instance is assumed always to exist.</text:p>
      <text:p text:style-name="P12">The <text:span text:style-name="T1">owner-field</text:span> attribute specifies the name of the field or property in the <text:alphabetical-index-mark-start text:id="IMark689297272" text:main-entry="true"/>embedded<text:alphabetical-index-mark-end text:id="IMark689297272"/> type that should contain a reference to the owning instance. This field or property is automatically instantiated by the implementation, and is not mapped to anything in the data store.</text:p>
      <text:h text:style-name="P20" text:outline-level="3"><text:alphabetical-index-mark-start text:id="IMark689297272" text:main-entry="true"/>ELEMENT key<text:alphabetical-index-mark-end text:id="IMark689297272"/></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ext:soft-page-break/>The <text:span text:style-name="T1">delete-action</text:span>, <text:span text:style-name="T1">update-action</text:span>, <text:span text:style-name="T1">indexed</text:span>, <text:span text:style-name="T1">and unique </text:span>attributes specify the characteristics of a constraint to be generated.</text:p>
      <text:h text:style-name="P20" text:outline-level="3"><text:alphabetical-index-mark-start text:id="IMark593387812" text:main-entry="true"/>ELEMENT value<text:alphabetical-index-mark-end text:id="IMark593387812"/></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0" text:outline-level="3"><text:alphabetical-index-mark-start text:id="IMark593387812" text:main-entry="true"/>ELEMENT element<text:alphabetical-index-mark-end text:id="IMark593387812"/></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0" text:outline-level="3"><text:alphabetical-index-mark-start text:id="IMark593387812" text:main-entry="true"/>ELEMENT order<text:alphabetical-index-mark-end text:id="IMark593387812"/></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16"><draw:image xlink:href="Pictures/2000000700000FB5000000C94FDA4EAC.wmf" xlink:type="simple" xlink:show="embed" xlink:actuate="onLoad"/></draw:frame></text:p>
      <text:h text:style-name="P22" text:outline-level="2"><text:alphabetical-index-mark-start text:id="IMark689297272" text:main-entry="true"/>ELEMENT query<text:alphabetical-index-mark-end text:id="IMark689297272"/></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text:bookmark text:name="R-1095424"/>The <text:span text:style-name="T1">name</text:span> attribute specifies the name of the query, and is required. <text:span text:style-name="T5">242</text:span></text:p>
      <text:p text:style-name="P12"><text:soft-page-break/>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Chapter 14. For convenience, single quotes can be used to delimit string constants in the filter.</text:p>
      <text:p text:style-name="P12">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17"><draw:image xlink:href="Pictures/2000000700000FB5000000C94FDA4EAC.wmf" xlink:type="simple" xlink:show="embed" xlink:actuate="onLoad"/></draw:frame></text:p>
      <text:h text:style-name="P22" text:outline-level="2"><text:alphabetical-index-mark-start text:id="IMark689297272" text:main-entry="true"/>ELEMENT sequence<text:alphabetical-index-mark-end text:id="IMark689297272"/></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18"><draw:image xlink:href="Pictures/2000000700000FB5000000C94FDA4EAC.wmf" xlink:type="simple" xlink:show="embed" xlink:actuate="onLoad"/></draw:frame></text:p>
      <text:h text:style-name="P22" text:outline-level="2"><text:alphabetical-index-mark-start text:id="IMark593387812" text:main-entry="true"/>ELEMENT extension<text:alphabetical-index-mark-end text:id="IMark593387812"/></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oft-page-break/><text:span text:style-name="T1">value</text:span> attributes are optional, and have vendor-specific meanings. They may be ignored by any JDO implementation.</text:p>
      <text:p text:style-name="P11"><draw:frame draw:style-name="fr1" draw:name="19" text:anchor-type="as-char" svg:width="2.7917in" svg:height="0.1346in" draw:z-index="19"><draw:image xlink:href="Pictures/2000000700000FB5000000C94FDA4EAC.wmf" xlink:type="simple" xlink:show="embed" xlink:actuate="onLoad"/></draw:frame></text:p>
      <text:h text:style-name="P22" text:outline-level="2"><text:alphabetical-index-mark-start text:id="IMark593387812" text:main-entry="true"/>ELEMENT <text:alphabetical-index-mark-start text:id="IMark689297272" text:main-entry="true"/>orm<text:alphabetical-index-mark-end text:id="IMark689297272"/><text:alphabetical-index-mark-end text:id="IMark593387812"/></text:h>
      <text:p text:style-name="P12">This element specifies mapping information. It is the top-level element in a mapping file whose extension is .<text:alphabetical-index-mark-start text:id="IMark593387812" text:main-entry="true"/>orm<text:alphabetical-index-mark-end text:id="IMark593387812"/>. Many of the same elements in the jdo document are valid for <text:alphabetical-index-mark-start text:id="IMark689297272" text:main-entry="true"/>orm<text:alphabetical-index-mark-end text:id="IMark689297272"/>.</text:p>
      <text:p text:style-name="P11"><draw:frame draw:style-name="fr1" draw:name="20" text:anchor-type="as-char" svg:width="2.7917in" svg:height="0.1346in" draw:z-index="20"><draw:image xlink:href="Pictures/2000000700000FB5000000C94FDA4EAC.wmf" xlink:type="simple" xlink:show="embed" xlink:actuate="onLoad"/></draw:frame></text:p>
      <text:h text:style-name="P22" text:outline-level="2"><text:alphabetical-index-mark-start text:id="IMark689297272" text:main-entry="true"/>ELEMENT <text:alphabetical-index-mark-start text:id="IMark593387812" text:main-entry="true"/>jdoquery<text:alphabetical-index-mark-end text:id="IMark593387812"/><text:alphabetical-index-mark-end text:id="IMark689297272"/></text:h>
      <text:p text:style-name="P12">This element specifies named query information separate from the persitence and mapping metadata. It is the top-level element in a file whose extension is .<text:alphabetical-index-mark-start text:id="IMark689297272" text:main-entry="true"/>jdoquery<text:alphabetical-index-mark-end text:id="IMark689297272"/>. Many of the same elements in the jdo document are valid for <text:alphabetical-index-mark-start text:id="IMark593387812" text:main-entry="true"/>jdoquery<text:alphabetical-index-mark-end text:id="IMark593387812"/>.</text:p>
      <text:p text:style-name="P11"><draw:frame draw:style-name="fr1" draw:name="21" text:anchor-type="as-char" svg:width="2.7917in" svg:height="0.1346in" draw:z-index="21"><draw:image xlink:href="Pictures/2000000700000FB5000000C94FDA4EAC.wmf" xlink:type="simple" xlink:show="embed" xlink:actuate="onLoad"/></draw:frame></text:p>
      <text:h text:style-name="P22" text:outline-level="2">The jdo <text:alphabetical-index-mark-start text:id="IMark593387812" text:main-entry="true"/>Schema Descriptor<text:alphabetical-index-mark-end text:id="IMark593387812"/></text:h>
      <text:p text:style-name="P12">This describes files stored as .jdo files.</text:p>
      <text:p text:style-name="P12">Note: The document type descriptors are descriptive, not normative. The xml schema in the binary distribution is normative [see Appendix H].</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text:alphabetical-index-mark-start text:id="IMark593387812" text:main-entry="true"/>ELEMENT jdo<text:alphabetical-index-mark-end text:id="IMark593387812"/> (extension*, (package|query|fetch-plan)+, extension*)&gt;</text:p>
      <text:p text:style-name="P5">&lt;!ATTLIST jdo catalog CDATA #IMPLIED&gt;</text:p>
      <text:p text:style-name="P5">&lt;!ATTLIST jdo schema CDATA #IMPLIED&gt;</text:p>
      <text:p text:style-name="P5"><text:soft-page-break/></text:p>
      <text:p text:style-name="P5">&lt;!<text:alphabetical-index-mark-start text:id="IMark593387812" text:main-entry="true"/>ELEMENT package<text:alphabetical-index-mark-end text:id="IMark59338781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93387812" text:main-entry="true"/>ELEMENT interface<text:alphabetical-index-mark-end text:id="IMark593387812"/> (extension*, datastore-identity?, primary-key?, <text:alphabetical-index-mark-start text:id="IMark689297272" text:main-entry="true"/>inheritance<text:alphabetical-index-mark-end text:id="IMark689297272"/>?,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689297272" text:main-entry="true"/>embedded<text:alphabetical-index-mark-end text:id="IMark689297272"/>-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689297272" text:main-entry="true"/>ELEMENT property<text:alphabetical-index-mark-end text:id="IMark689297272"/> (extension*, (array|collection|map)?, join?, <text:alphabetical-index-mark-start text:id="IMark593387812" text:main-entry="true"/>embedded<text:alphabetical-index-mark-end text:id="IMark593387812"/>?,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593387812" text:main-entry="true"/>embedded<text:alphabetical-index-mark-end text:id="IMark593387812"/>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93387812" text:main-entry="true"/>ELEMENT class<text:alphabetical-index-mark-end text:id="IMark593387812"/> (extension*, implements*, datastore-identity?, primary-key?, <text:alphabetical-index-mark-start text:id="IMark689297272" text:main-entry="true"/>inheritance<text:alphabetical-index-mark-end text:id="IMark689297272"/>?,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text:soft-page-break/>&lt;!ATTLIST class <text:alphabetical-index-mark-start text:id="IMark689297272" text:main-entry="true"/>embedded<text:alphabetical-index-mark-end text:id="IMark689297272"/>-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689297272" text:main-entry="true"/>ELEMENT primary-key<text:alphabetical-index-mark-end text:id="IMark689297272"/> (extension*, column*, extension*)&gt;</text:p>
      <text:p text:style-name="P5">&lt;!ATTLIST primary-key name CDATA #IMPLIED&gt;</text:p>
      <text:p text:style-name="P5">&lt;!ATTLIST primary-key column CDATA #IMPLIED&gt;</text:p>
      <text:p text:style-name="P5"/>
      <text:p text:style-name="P5">&lt;!<text:alphabetical-index-mark-start text:id="IMark689297272" text:main-entry="true"/>ELEMENT join<text:alphabetical-index-mark-end text:id="IMark689297272"/>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689297272" text:main-entry="true"/>ELEMENT version<text:alphabetical-index-mark-end text:id="IMark689297272"/>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689297272" text:main-entry="true"/>ELEMENT datastore-identity<text:alphabetical-index-mark-end text:id="IMark689297272"/>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689297272" text:main-entry="true"/>ELEMENT implements<text:alphabetical-index-mark-end text:id="IMark689297272"/> (extension*, property*, extension*)&gt;</text:p>
      <text:p text:style-name="P5">&lt;!ATTLIST implements name CDATA #REQUIRED&gt;</text:p>
      <text:p text:style-name="P5"/>
      <text:p text:style-name="P5">&lt;!<text:alphabetical-index-mark-start text:id="IMark689297272" text:main-entry="true"/>ELEMENT <text:alphabetical-index-mark-start text:id="IMark593387812" text:main-entry="true"/>inheritance<text:alphabetical-index-mark-end text:id="IMark593387812"/> <text:alphabetical-index-mark-end text:id="IMark689297272"/>(extension*, join?, discriminator?, extension*)&gt;</text:p>
      <text:p text:style-name="P5">&lt;!ATTLIST <text:alphabetical-index-mark-start text:id="IMark689297272" text:main-entry="true"/>inheritance<text:alphabetical-index-mark-end text:id="IMark689297272"/> strategy CDATA #IMPLIED&gt;</text:p>
      <text:p text:style-name="P5"/>
      <text:p text:style-name="P5">&lt;!<text:alphabetical-index-mark-start text:id="IMark689297272" text:main-entry="true"/>ELEMENT discriminator<text:alphabetical-index-mark-end text:id="IMark689297272"/>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689297272" text:main-entry="true"/>ELEMENT column<text:alphabetical-index-mark-end text:id="IMark689297272"/>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689297272" text:main-entry="true"/>jdbc-type<text:alphabetical-index-mark-end text:id="IMark689297272"/> CDATA #IMPLIED&gt;</text:p>
      <text:p text:style-name="P5">&lt;!ATTLIST column <text:alphabetical-index-mark-start text:id="IMark689297272" text:main-entry="true"/>sql-type<text:alphabetical-index-mark-end text:id="IMark689297272"/> CDATA #IMPLIED&gt;</text:p>
      <text:p text:style-name="P5">&lt;!ATTLIST column <text:alphabetical-index-mark-start text:id="IMark689297272" text:main-entry="true"/>length<text:alphabetical-index-mark-end text:id="IMark689297272"/> CDATA #IMPLIED&gt;</text:p>
      <text:p text:style-name="P5">&lt;!ATTLIST column <text:alphabetical-index-mark-start text:id="IMark689297272" text:main-entry="true"/>scale<text:alphabetical-index-mark-end text:id="IMark689297272"/> CDATA #IMPLIED&gt;</text:p>
      <text:p text:style-name="P5">&lt;!ATTLIST column <text:alphabetical-index-mark-start text:id="IMark689297272" text:main-entry="true"/>allows-null<text:alphabetical-index-mark-end text:id="IMark689297272"/> (true|false) #IMPLIED&gt;</text:p>
      <text:p text:style-name="P5">&lt;!ATTLIST column <text:alphabetical-index-mark-start text:id="IMark689297272" text:main-entry="true"/>default-value<text:alphabetical-index-mark-end text:id="IMark689297272"/> CDATA #IMPLIED&gt;</text:p>
      <text:p text:style-name="P5">&lt;!ATTLIST column <text:alphabetical-index-mark-start text:id="IMark689297272" text:main-entry="true"/>insert-value<text:alphabetical-index-mark-end text:id="IMark689297272"/> CDATA #IMPLIED&gt;</text:p>
      <text:p text:style-name="P5"/>
      <text:p text:style-name="P5"><text:soft-page-break/>&lt;!<text:alphabetical-index-mark-start text:id="IMark689297272" text:main-entry="true"/>ELEMENT field<text:alphabetical-index-mark-end text:id="IMark689297272"/> (extension*, (array|collection|map)?, join?, <text:alphabetical-index-mark-start text:id="IMark593387812" text:main-entry="true"/>embedded<text:alphabetical-index-mark-end text:id="IMark593387812"/>?,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593387812" text:main-entry="true"/>embedded<text:alphabetical-index-mark-end text:id="IMark593387812"/>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593387812" text:main-entry="true"/>ELEMENT foreign-key<text:alphabetical-index-mark-end text:id="IMark59338781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93387812" text:main-entry="true"/>ELEMENT collection<text:alphabetical-index-mark-end text:id="IMark593387812"/> (extension*)&gt;</text:p>
      <text:p text:style-name="P5">&lt;!ATTLIST collection element-type CDATA #IMPLIED&gt;</text:p>
      <text:p text:style-name="P5">&lt;!ATTLIST collection <text:alphabetical-index-mark-start text:id="IMark593387812" text:main-entry="true"/>embedded<text:alphabetical-index-mark-end text:id="IMark593387812"/>-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93387812" text:main-entry="true"/>ELEMENT map<text:alphabetical-index-mark-end text:id="IMark593387812"/> (extension)*&gt;</text:p>
      <text:p text:style-name="P5">&lt;!ATTLIST map key-type CDATA #IMPLIED&gt;</text:p>
      <text:p text:style-name="P5">&lt;!ATTLIST map <text:alphabetical-index-mark-start text:id="IMark593387812" text:main-entry="true"/>embedded<text:alphabetical-index-mark-end text:id="IMark593387812"/>-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593387812" text:main-entry="true"/>embedded<text:alphabetical-index-mark-end text:id="IMark593387812"/>-value (true|false) #IMPLIED&gt;</text:p>
      <text:p text:style-name="P5">&lt;!ATTLIST map dependent-value (true|false) #IMPLIED&gt;</text:p>
      <text:p text:style-name="P5">&lt;!ATTLIST map serialized-value (true|false) #IMPLIED&gt;</text:p>
      <text:p text:style-name="P5"/>
      <text:p text:style-name="P5">&lt;!<text:alphabetical-index-mark-start text:id="IMark593387812" text:main-entry="true"/>ELEMENT key<text:alphabetical-index-mark-end text:id="IMark593387812"/> (extension*, <text:alphabetical-index-mark-start text:id="IMark689297272" text:main-entry="true"/>embedded<text:alphabetical-index-mark-end text:id="IMark689297272"/>?,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text:soft-page-break/>&lt;!ATTLIST key unique (true|false) #IMPLIED&gt;</text:p>
      <text:p text:style-name="P5">&lt;!ATTLIST key mapped-by CDATA #IMPLIED&gt;</text:p>
      <text:p text:style-name="P5"/>
      <text:p text:style-name="P5">&lt;!<text:alphabetical-index-mark-start text:id="IMark689297272" text:main-entry="true"/>ELEMENT value<text:alphabetical-index-mark-end text:id="IMark689297272"/> (extension*, <text:alphabetical-index-mark-start text:id="IMark593387812" text:main-entry="true"/>embedded<text:alphabetical-index-mark-end text:id="IMark59338781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93387812" text:main-entry="true"/>ELEMENT array<text:alphabetical-index-mark-end text:id="IMark593387812"/> (extension*)&gt;</text:p>
      <text:p text:style-name="P5">&lt;!ATTLIST array element-type CDATA #IMPLIED&gt;</text:p>
      <text:p text:style-name="P5">&lt;!ATTLIST array <text:alphabetical-index-mark-start text:id="IMark593387812" text:main-entry="true"/>embedded<text:alphabetical-index-mark-end text:id="IMark593387812"/>-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93387812" text:main-entry="true"/>ELEMENT element<text:alphabetical-index-mark-end text:id="IMark593387812"/> (extension*, <text:alphabetical-index-mark-start text:id="IMark689297272" text:main-entry="true"/>embedded<text:alphabetical-index-mark-end text:id="IMark689297272"/>?, column*, foreign-key?, index?, unique?, extension*)&gt;</text:p>
      <text:p text:style-name="P5">&lt;!ATTLIST <text:alphabetical-index-mark-start text:id="IMark689297272" text:main-entry="true"/>element column<text:alphabetical-index-mark-end text:id="IMark689297272"/>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689297272" text:main-entry="true"/>element unique<text:alphabetical-index-mark-end text:id="IMark689297272"/> (true|false) #IMPLIED&gt;</text:p>
      <text:p text:style-name="P5">&lt;!ATTLIST element mapped-by CDATA #IMPLIED&gt;</text:p>
      <text:p text:style-name="P5"/>
      <text:p text:style-name="P5">&lt;!<text:alphabetical-index-mark-start text:id="IMark689297272" text:main-entry="true"/>ELEMENT order<text:alphabetical-index-mark-end text:id="IMark689297272"/>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689297272" text:main-entry="true"/>ELEMENT <text:alphabetical-index-mark-start text:id="IMark593387812" text:main-entry="true"/>embedded<text:alphabetical-index-mark-end text:id="IMark593387812"/><text:alphabetical-index-mark-end text:id="IMark689297272"/> (extension*, (field|property)*, extension*)&gt;</text:p>
      <text:p text:style-name="P5">&lt;!ATTLIST <text:alphabetical-index-mark-start text:id="IMark689297272" text:main-entry="true"/>embedded<text:alphabetical-index-mark-end text:id="IMark689297272"/> owner-field CDATA #IMPLIED&gt;</text:p>
      <text:p text:style-name="P5">&lt;!ATTLIST <text:alphabetical-index-mark-start text:id="IMark689297272" text:main-entry="true"/>embedded<text:alphabetical-index-mark-end text:id="IMark689297272"/> null-indicator-column CDATA #IMPLIED&gt;</text:p>
      <text:p text:style-name="P5">&lt;!ATTLIST <text:alphabetical-index-mark-start text:id="IMark689297272" text:main-entry="true"/>embedded<text:alphabetical-index-mark-end text:id="IMark689297272"/> null-indicator-value CDATA #IMPLIED&gt;</text:p>
      <text:p text:style-name="P5"/>
      <text:p text:style-name="P5">&lt;!<text:alphabetical-index-mark-start text:id="IMark689297272" text:main-entry="true"/>ELEMENT sequence<text:alphabetical-index-mark-end text:id="IMark689297272"/>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text:alphabetical-index-mark-start text:id="IMark689297272" text:main-entry="true"/>ELEMENT index<text:alphabetical-index-mark-end text:id="IMark689297272"/> (extension*, (column* | field* | property*), extension*)&gt;</text:p>
      <text:p text:style-name="P5">&lt;!ATTLIST index name CDATA #IMPLIED&gt;</text:p>
      <text:p text:style-name="P5"><text:soft-page-break/>&lt;!ATTLIST index table CDATA #IMPLIED&gt;</text:p>
      <text:p text:style-name="P5">&lt;!ATTLIST index unique (true|false) ‘false’&gt;</text:p>
      <text:p text:style-name="P5"/>
      <text:p text:style-name="P5">&lt;!<text:alphabetical-index-mark-start text:id="IMark689297272" text:main-entry="true"/>ELEMENT query<text:alphabetical-index-mark-end text:id="IMark68929727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689297272" text:main-entry="true"/>ELEMENT unique<text:alphabetical-index-mark-end text:id="IMark689297272"/>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689297272" text:main-entry="true"/>ELEMENT extension<text:alphabetical-index-mark-end text:id="IMark689297272"/>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22"><draw:image xlink:href="Pictures/2000000700000FB5000000C94FDA4EAC.wmf" xlink:type="simple" xlink:show="embed" xlink:actuate="onLoad"/></draw:frame></text:p>
      <text:h text:style-name="P22" text:outline-level="2">The <text:alphabetical-index-mark-start text:id="IMark689297272" text:main-entry="true"/>orm<text:alphabetical-index-mark-end text:id="IMark689297272"/> <text:alphabetical-index-mark-start text:id="IMark593387812" text:main-entry="true"/>Schema Descriptor<text:alphabetical-index-mark-end text:id="IMark593387812"/></text:h>
      <text:p text:style-name="P12">This describes files stored as .<text:alphabetical-index-mark-start text:id="IMark593387812" text:main-entry="true"/>orm<text:alphabetical-index-mark-end text:id="IMark593387812"/> files.</text:p>
      <text:p text:style-name="P12">Note: The document type descriptors are descriptive, not normative. The xml schema in the binary distribution is normative [see Appendix ].</text:p>
      <text:p text:style-name="P12">JDO vendors must support XSD and might support DTD. If using XSDF , the declaration of the <text:alphabetical-index-mark-start text:id="IMark593387812" text:main-entry="true"/>orm<text:alphabetical-index-mark-end text:id="IMark593387812"/> element must include the following:</text:p>
      <text:p text:style-name="P4">&lt;?xml version="1.0" encoding="UTF-8" ?&gt;</text:p>
      <text:p text:style-name="P4">&lt;<text:alphabetical-index-mark-start text:id="IMark593387812" text:main-entry="true"/>orm<text:alphabetical-index-mark-end text:id="IMark593387812"/> xmlns="http://java.sun.com/xml/ns/jdo/<text:alphabetical-index-mark-start text:id="IMark689297272" text:main-entry="true"/>orm<text:alphabetical-index-mark-end text:id="IMark689297272"/>"</text:p>
      <text:p text:style-name="P4"><text:s text:c="5"/>xmlns:xsi="http://www.w3.org/2001/XMLSchema-instance"</text:p>
      <text:p text:style-name="P4"><text:s text:c="5"/>xsi:schemaLocation="http://java.sun.com/xml/ns/jdo/<text:alphabetical-index-mark-start text:id="IMark689297272" text:main-entry="true"/>orm<text:alphabetical-index-mark-end text:id="IMark689297272"/> </text:p>
      <text:p text:style-name="P4"><text:tab/>http://java.sun.com/xml/ns/jdo/<text:alphabetical-index-mark-start text:id="IMark689297272" text:main-entry="true"/>orm<text:alphabetical-index-mark-end text:id="IMark689297272"/>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689297272" text:main-entry="true"/><text:span text:style-name="T1">orm</text:span><text:alphabetical-index-mark-end text:id="IMark689297272"/><text:span text:style-name="T1">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oft-page-break/><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689297272" text:main-entry="true"/>orm<text:alphabetical-index-mark-end text:id="IMark689297272"/></text:p>
      <text:p text:style-name="P5"><text:s text:c="4"/>PUBLIC “-//Sun Microsystems, Inc.//DTD Java Data Objects Mapping Metadata 2.2//EN”</text:p>
      <text:p text:style-name="P5"><text:s text:c="4"/>“http://java.sun.com/dtd/<text:alphabetical-index-mark-start text:id="IMark689297272" text:main-entry="true"/>orm<text:alphabetical-index-mark-end text:id="IMark689297272"/>_2_2.dtd”&gt;</text:p>
      <text:p text:style-name="P5">--&gt;</text:p>
      <text:p text:style-name="P5">&lt;!<text:alphabetical-index-mark-start text:id="IMark689297272" text:main-entry="true"/>ELEMENT <text:alphabetical-index-mark-start text:id="IMark593387812" text:main-entry="true"/>orm<text:alphabetical-index-mark-end text:id="IMark593387812"/><text:alphabetical-index-mark-end text:id="IMark689297272"/> (extension*, (package|query)+, extension*)&gt;</text:p>
      <text:p text:style-name="P5">&lt;!ATTLIST <text:alphabetical-index-mark-start text:id="IMark689297272" text:main-entry="true"/>orm<text:alphabetical-index-mark-end text:id="IMark689297272"/> catalog CDATA #IMPLIED&gt;</text:p>
      <text:p text:style-name="P5">&lt;!ATTLIST <text:alphabetical-index-mark-start text:id="IMark689297272" text:main-entry="true"/>orm<text:alphabetical-index-mark-end text:id="IMark689297272"/> schema CDATA #IMPLIED&gt;</text:p>
      <text:p text:style-name="P5"/>
      <text:p text:style-name="P5">&lt;!<text:alphabetical-index-mark-start text:id="IMark689297272" text:main-entry="true"/>ELEMENT package<text:alphabetical-index-mark-end text:id="IMark68929727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689297272" text:main-entry="true"/>ELEMENT interface<text:alphabetical-index-mark-end text:id="IMark689297272"/> (extension*, datastore-identity?, primary-key?, <text:alphabetical-index-mark-start text:id="IMark593387812" text:main-entry="true"/>inheritance<text:alphabetical-index-mark-end text:id="IMark593387812"/>?,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93387812" text:main-entry="true"/>ELEMENT property<text:alphabetical-index-mark-end text:id="IMark593387812"/> (extension*, join?, <text:alphabetical-index-mark-start text:id="IMark689297272" text:main-entry="true"/>embedded<text:alphabetical-index-mark-end text:id="IMark689297272"/>?,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689297272" text:main-entry="true"/>ELEMENT class<text:alphabetical-index-mark-end text:id="IMark689297272"/> (extension*, datastore-identity?, primary-key?, <text:alphabetical-index-mark-start text:id="IMark593387812" text:main-entry="true"/>inheritance<text:alphabetical-index-mark-end text:id="IMark593387812"/>?,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text:soft-page-break/>&lt;!<text:alphabetical-index-mark-start text:id="IMark593387812" text:main-entry="true"/>ELEMENT primary-key<text:alphabetical-index-mark-end text:id="IMark593387812"/> (extension*, column*, extension*)&gt;</text:p>
      <text:p text:style-name="P5">&lt;!ATTLIST primary-key name CDATA #IMPLIED&gt;</text:p>
      <text:p text:style-name="P5">&lt;!ATTLIST primary-key column CDATA #IMPLIED&gt;</text:p>
      <text:p text:style-name="P5"/>
      <text:p text:style-name="P5">&lt;!<text:alphabetical-index-mark-start text:id="IMark593387812" text:main-entry="true"/>ELEMENT join<text:alphabetical-index-mark-end text:id="IMark593387812"/>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93387812" text:main-entry="true"/>ELEMENT version<text:alphabetical-index-mark-end text:id="IMark593387812"/>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93387812" text:main-entry="true"/>ELEMENT datastore-identity<text:alphabetical-index-mark-end text:id="IMark593387812"/>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93387812" text:main-entry="true"/>ELEMENT implements<text:alphabetical-index-mark-end text:id="IMark593387812"/> (extension*, property*, extension*)&gt;</text:p>
      <text:p text:style-name="P5">&lt;!ATTLIST implements name CDATA #REQUIRED&gt;</text:p>
      <text:p text:style-name="P5"/>
      <text:p text:style-name="P5">&lt;!<text:alphabetical-index-mark-start text:id="IMark593387812" text:main-entry="true"/>ELEMENT <text:alphabetical-index-mark-start text:id="IMark689297272" text:main-entry="true"/>inheritance<text:alphabetical-index-mark-end text:id="IMark689297272"/> <text:alphabetical-index-mark-end text:id="IMark593387812"/>(extension*, join?, discriminator?, extension*)&gt;</text:p>
      <text:p text:style-name="P5">&lt;!ATTLIST <text:alphabetical-index-mark-start text:id="IMark593387812" text:main-entry="true"/>inheritance<text:alphabetical-index-mark-end text:id="IMark593387812"/> strategy CDATA #IMPLIED&gt;</text:p>
      <text:p text:style-name="P5"/>
      <text:p text:style-name="P5">&lt;!<text:alphabetical-index-mark-start text:id="IMark593387812" text:main-entry="true"/>ELEMENT discriminator<text:alphabetical-index-mark-end text:id="IMark593387812"/>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93387812" text:main-entry="true"/>ELEMENT column<text:alphabetical-index-mark-end text:id="IMark593387812"/>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93387812" text:main-entry="true"/>jdbc-type<text:alphabetical-index-mark-end text:id="IMark593387812"/> CDATA #IMPLIED&gt;</text:p>
      <text:p text:style-name="P5">&lt;!ATTLIST column <text:alphabetical-index-mark-start text:id="IMark593387812" text:main-entry="true"/>sql-type<text:alphabetical-index-mark-end text:id="IMark593387812"/> CDATA #IMPLIED&gt;</text:p>
      <text:p text:style-name="P5">&lt;!ATTLIST column <text:alphabetical-index-mark-start text:id="IMark593387812" text:main-entry="true"/>length<text:alphabetical-index-mark-end text:id="IMark593387812"/> CDATA #IMPLIED&gt;</text:p>
      <text:p text:style-name="P5">&lt;!ATTLIST column <text:alphabetical-index-mark-start text:id="IMark593387812" text:main-entry="true"/>scale<text:alphabetical-index-mark-end text:id="IMark593387812"/> CDATA #IMPLIED&gt;</text:p>
      <text:p text:style-name="P5">&lt;!ATTLIST column <text:alphabetical-index-mark-start text:id="IMark593387812" text:main-entry="true"/>allows-null<text:alphabetical-index-mark-end text:id="IMark593387812"/> (true|false) #IMPLIED&gt;</text:p>
      <text:p text:style-name="P5">&lt;!ATTLIST column <text:alphabetical-index-mark-start text:id="IMark593387812" text:main-entry="true"/>default-value<text:alphabetical-index-mark-end text:id="IMark593387812"/> CDATA #IMPLIED&gt;</text:p>
      <text:p text:style-name="P5">&lt;!ATTLIST column <text:alphabetical-index-mark-start text:id="IMark593387812" text:main-entry="true"/>insert-value<text:alphabetical-index-mark-end text:id="IMark593387812"/> CDATA #IMPLIED&gt;<text:change-start text:change-id="ct688465120"/></text:p>
      <text:p text:style-name="P24">&lt;!ATTLIST column position CDATA #IMPLIED&gt;<text:change-end text:change-id="ct688465120"/></text:p>
      <text:p text:style-name="P5"/>
      <text:p text:style-name="P5">&lt;!<text:alphabetical-index-mark-start text:id="IMark593387812" text:main-entry="true"/>ELEMENT field<text:alphabetical-index-mark-end text:id="IMark593387812"/> (extension*, join?, <text:alphabetical-index-mark-start text:id="IMark689297272" text:main-entry="true"/>embedded<text:alphabetical-index-mark-end text:id="IMark689297272"/>?,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text:soft-page-break/>&lt;!ATTLIST field unique (true|false) #IMPLIED&gt;</text:p>
      <text:p text:style-name="P5">&lt;!ATTLIST field sequence CDATA #IMPLIED&gt;</text:p>
      <text:p text:style-name="P5">&lt;!ATTLIST field mapped-by CDATA #IMPLIED&gt;</text:p>
      <text:p text:style-name="P5"/>
      <text:p text:style-name="P5">&lt;!<text:alphabetical-index-mark-start text:id="IMark689297272" text:main-entry="true"/>ELEMENT foreign-key<text:alphabetical-index-mark-end text:id="IMark68929727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689297272" text:main-entry="true"/>ELEMENT key<text:alphabetical-index-mark-end text:id="IMark689297272"/> (extension*, <text:alphabetical-index-mark-start text:id="IMark593387812" text:main-entry="true"/>embedded<text:alphabetical-index-mark-end text:id="IMark593387812"/>?,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93387812" text:main-entry="true"/>ELEMENT value<text:alphabetical-index-mark-end text:id="IMark593387812"/> (extension*, <text:alphabetical-index-mark-start text:id="IMark689297272" text:main-entry="true"/>embedded<text:alphabetical-index-mark-end text:id="IMark68929727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689297272" text:main-entry="true"/>ELEMENT element<text:alphabetical-index-mark-end text:id="IMark689297272"/> (extension*, <text:alphabetical-index-mark-start text:id="IMark593387812" text:main-entry="true"/>embedded<text:alphabetical-index-mark-end text:id="IMark593387812"/>?, column*, foreign-key?, index?, unique?, extension*)&gt;</text:p>
      <text:p text:style-name="P5">&lt;!ATTLIST <text:alphabetical-index-mark-start text:id="IMark593387812" text:main-entry="true"/>element column<text:alphabetical-index-mark-end text:id="IMark593387812"/>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93387812" text:main-entry="true"/>element unique<text:alphabetical-index-mark-end text:id="IMark593387812"/> (true|false) #IMPLIED&gt;</text:p>
      <text:p text:style-name="P5">&lt;!ATTLIST element mapped-by CDATA #IMPLIED&gt;</text:p>
      <text:p text:style-name="P5"/>
      <text:p text:style-name="P5">&lt;!<text:alphabetical-index-mark-start text:id="IMark593387812" text:main-entry="true"/>ELEMENT order<text:alphabetical-index-mark-end text:id="IMark593387812"/> (extension*, column*, index?, extension*)&gt;</text:p>
      <text:p text:style-name="P5">&lt;!ATTLIST order column CDATA #IMPLIED&gt;</text:p>
      <text:p text:style-name="P5">&lt;!ATTLIST order mapped-by CDATA #IMPLIED&gt;</text:p>
      <text:p text:style-name="P5"/>
      <text:p text:style-name="P5">&lt;!<text:alphabetical-index-mark-start text:id="IMark593387812" text:main-entry="true"/>ELEMENT <text:alphabetical-index-mark-start text:id="IMark689297272" text:main-entry="true"/>embedded<text:alphabetical-index-mark-end text:id="IMark689297272"/><text:alphabetical-index-mark-end text:id="IMark593387812"/> (extension*, (field|property)*, extension*)&gt;</text:p>
      <text:p text:style-name="P5">&lt;!ATTLIST <text:alphabetical-index-mark-start text:id="IMark593387812" text:main-entry="true"/>embedded<text:alphabetical-index-mark-end text:id="IMark593387812"/> owner-field CDATA #IMPLIED&gt;</text:p>
      <text:p text:style-name="P5">&lt;!ATTLIST <text:alphabetical-index-mark-start text:id="IMark593387812" text:main-entry="true"/>embedded<text:alphabetical-index-mark-end text:id="IMark593387812"/> null-indicator-column CDATA #IMPLIED&gt;</text:p>
      <text:p text:style-name="P5">&lt;!ATTLIST <text:alphabetical-index-mark-start text:id="IMark593387812" text:main-entry="true"/>embedded<text:alphabetical-index-mark-end text:id="IMark593387812"/> null-indicator-value CDATA #IMPLIED&gt;</text:p>
      <text:p text:style-name="P5"/>
      <text:p text:style-name="P5">&lt;!<text:alphabetical-index-mark-start text:id="IMark593387812" text:main-entry="true"/>ELEMENT sequence<text:alphabetical-index-mark-end text:id="IMark593387812"/> (extension*)&gt;</text:p>
      <text:p text:style-name="P5">&lt;!ATTLIST sequence name CDATA #REQUIRED&gt;</text:p>
      <text:p text:style-name="P5">&lt;!ATTLIST sequence datastore-sequence CDATA #IMPLIED&gt;</text:p>
      <text:p text:style-name="P5"><text:soft-page-break/>&lt;!ATTLIST sequence factory-class CDATA #IMPLIED&gt;</text:p>
      <text:p text:style-name="P5">&lt;!ATTLIST sequence strategy (nontransactional|contiguous|noncontiguous) #REQUIRED&gt;</text:p>
      <text:p text:style-name="P5"/>
      <text:p text:style-name="P5">&lt;!<text:alphabetical-index-mark-start text:id="IMark593387812" text:main-entry="true"/>ELEMENT index<text:alphabetical-index-mark-end text:id="IMark593387812"/>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93387812" text:main-entry="true"/>ELEMENT query<text:alphabetical-index-mark-end text:id="IMark59338781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93387812" text:main-entry="true"/>ELEMENT unique<text:alphabetical-index-mark-end text:id="IMark593387812"/>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93387812" text:main-entry="true"/>ELEMENT extension<text:alphabetical-index-mark-end text:id="IMark593387812"/>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23"><draw:image xlink:href="Pictures/2000000700000FB5000000C94FDA4EAC.wmf" xlink:type="simple" xlink:show="embed" xlink:actuate="onLoad"/></draw:frame></text:p>
      <text:h text:style-name="P22" text:outline-level="2">The <text:alphabetical-index-mark-start text:id="IMark593387812" text:main-entry="true"/>jdoquery<text:alphabetical-index-mark-end text:id="IMark593387812"/> <text:alphabetical-index-mark-start text:id="IMark689297272" text:main-entry="true"/>Schema Descriptor<text:alphabetical-index-mark-end text:id="IMark689297272"/></text:h>
      <text:p text:style-name="P12">This describes files stored as .<text:alphabetical-index-mark-start text:id="IMark689297272" text:main-entry="true"/>jdoquery<text:alphabetical-index-mark-end text:id="IMark689297272"/> files.</text:p>
      <text:p text:style-name="P12">Note: The document type descriptors are descriptive, not normative. The xml schema in the binary distribution is normative.</text:p>
      <text:p text:style-name="P12">JDO vendors must support XSD and might support DTD. If using XSD, the declaration of the <text:alphabetical-index-mark-start text:id="IMark689297272" text:main-entry="true"/>jdoquery<text:alphabetical-index-mark-end text:id="IMark689297272"/> element must include the following:</text:p>
      <text:p text:style-name="P4">&lt;?xml version="1.0" encoding="UTF-8" ?&gt;</text:p>
      <text:p text:style-name="P4">&lt;<text:alphabetical-index-mark-start text:id="IMark689297272" text:main-entry="true"/>jdoquery<text:alphabetical-index-mark-end text:id="IMark689297272"/> xmlns="http://java.sun.com/xml/ns/jdo/<text:alphabetical-index-mark-start text:id="IMark593387812" text:main-entry="true"/>jdoquery<text:alphabetical-index-mark-end text:id="IMark593387812"/>"</text:p>
      <text:p text:style-name="P4"><text:s text:c="5"/>xmlns:xsi="http://www.w3.org/2001/XMLSchema-instance"</text:p>
      <text:p text:style-name="P4"><text:s text:c="5"/>xsi:schemaLocation="http://java.sun.com/xml/ns/jdo/<text:alphabetical-index-mark-start text:id="IMark593387812" text:main-entry="true"/>jdoquery<text:alphabetical-index-mark-end text:id="IMark593387812"/> </text:p>
      <text:p text:style-name="P4"><text:tab/>http://java.sun.com/xml/ns/jdo/<text:alphabetical-index-mark-start text:id="IMark593387812" text:main-entry="true"/>jdoquery<text:alphabetical-index-mark-end text:id="IMark593387812"/>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593387812" text:main-entry="true"/><text:span text:style-name="T1">jdoquery</text:span><text:alphabetical-index-mark-end text:id="IMark593387812"/><text:span text:style-name="T1">_2_2.dtd"</text:span></text:p>
      <text:p text:style-name="P14"><text:soft-page-break/>•<text:tab/>If PUBLIC is used, the public id should be <text:span text:style-name="T1">"-//Sun Microsystems, Inc.//DTD Java Data Objects Query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593387812" text:main-entry="true"/>jdoquery<text:alphabetical-index-mark-end text:id="IMark593387812"/> documents.</text:p>
      <text:p text:style-name="P5">&lt;!DOCTYPE <text:alphabetical-index-mark-start text:id="IMark593387812" text:main-entry="true"/>jdoquery<text:alphabetical-index-mark-end text:id="IMark593387812"/></text:p>
      <text:p text:style-name="P5"><text:s text:c="4"/>PUBLIC “-//Sun Microsystems, Inc.//DTD Java Data Objects Query Metadata 2.2//EN”</text:p>
      <text:p text:style-name="P5"><text:s text:c="4"/>“http://java.sun.com/dtd/<text:alphabetical-index-mark-start text:id="IMark593387812" text:main-entry="true"/>jdoquery<text:alphabetical-index-mark-end text:id="IMark593387812"/>_2_2.dtd”&gt;</text:p>
      <text:p text:style-name="P5">--&gt;</text:p>
      <text:p text:style-name="P5">&lt;!<text:alphabetical-index-mark-start text:id="IMark593387812" text:main-entry="true"/>ELEMENT <text:alphabetical-index-mark-start text:id="IMark689297272" text:main-entry="true"/>jdoquery<text:alphabetical-index-mark-end text:id="IMark689297272"/><text:alphabetical-index-mark-end text:id="IMark593387812"/> (extension*, (package|query)+, (extension)*)&gt;</text:p>
      <text:p text:style-name="P5"/>
      <text:p text:style-name="P5">&lt;!<text:alphabetical-index-mark-start text:id="IMark593387812" text:main-entry="true"/>ELEMENT package<text:alphabetical-index-mark-end text:id="IMark593387812"/> (extension*, (interface|class)+, (extension)*)&gt;</text:p>
      <text:p text:style-name="P5">&lt;!ATTLIST package name CDATA ‘’&gt;</text:p>
      <text:p text:style-name="P5"/>
      <text:p text:style-name="P5">&lt;!<text:alphabetical-index-mark-start text:id="IMark593387812" text:main-entry="true"/>ELEMENT interface<text:alphabetical-index-mark-end text:id="IMark593387812"/> (extension*, query+, extension*)&gt;</text:p>
      <text:p text:style-name="P5">&lt;!ATTLIST interface name CDATA #REQUIRED&gt;</text:p>
      <text:p text:style-name="P5"/>
      <text:p text:style-name="P5">&lt;!<text:alphabetical-index-mark-start text:id="IMark593387812" text:main-entry="true"/>ELEMENT class<text:alphabetical-index-mark-end text:id="IMark593387812"/> (extension*, query+, extension*)&gt;</text:p>
      <text:p text:style-name="P5">&lt;!ATTLIST class name CDATA #REQUIRED&gt;</text:p>
      <text:p text:style-name="P5"/>
      <text:p text:style-name="P5">&lt;!<text:alphabetical-index-mark-start text:id="IMark593387812" text:main-entry="true"/>ELEMENT query<text:alphabetical-index-mark-end text:id="IMark593387812"/>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93387812" text:main-entry="true"/>ELEMENT extension<text:alphabetical-index-mark-end text:id="IMark593387812"/> ANY&gt;</text:p>
      <text:p text:style-name="P5">&lt;!ATTLIST extension vendor-name CDATA #REQUIRED&gt;</text:p>
      <text:p text:style-name="P5">&lt;!ATTLIST extension key CDATA #IMPLIED&gt;</text:p>
      <text:p text:style-name="P5">&lt;!ATTLIST extension value CDATA #IMPLIED&gt;</text:p>
      <text:p text:style-name="P5"/>
      <text:p text:style-name="P11"><text:soft-page-break/><draw:frame draw:style-name="fr1" draw:name="24" text:anchor-type="as-char" svg:width="2.7917in" svg:height="0.1346in" draw:z-index="24"><draw:image xlink:href="Pictures/2000000700000FB5000000C94FDA4EAC.wmf" xlink:type="simple" xlink:show="embed" xlink:actuate="onLoad"/></draw:frame></text:p>
      <text:h text:style-name="P22"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12-06-24T16:00:19.36</meta:creation-date>
    <meta:editing-duration>PT39M44S</meta:editing-duration>
    <meta:generator>OpenOffice.org/3.4.1$Unix OpenOffice.org_project/341m1$Build-9593</meta:generator>
    <dc:title>JDO_Chapter</dc:title>
    <dc:date>2012-10-11T20:54:58</dc:date>
    <meta:document-statistic meta:table-count="1" meta:image-count="25" meta:object-count="0" meta:page-count="33" meta:paragraph-count="871" meta:word-count="11428" meta:character-count="80910"/>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